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5a2" officeooo:paragraph-rsid="0016a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Suja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1:52:56.184000000</meta:creation-date>
    <dc:date>2024-07-15T11:54:59.765000000</dc:date>
    <meta:editing-duration>PT2M5S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4" meta:character-count="16" meta:non-whitespace-character-count="13"/>
  </office:meta>
</office:document-meta>
</file>